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156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Descrip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ail Templates Page Design different, Any Specific Reason behind thi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en we click on Net Promoter Score link then it should open in new tab.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When we buy custom SMS template then it redirect to the PayU payment gateway. Where three auto filled credit cards are showing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ter entering wrong CVV. But still it redirect and ask for OTP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en we edit an order from dashboard section then on the popup labels and values are overlaps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 style:data-style-name="N2" text:time-value="18:22:38.112251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8:36:49.669420832</meta:creation-date>
    <dc:date>2018-09-03T18:23:17.663870819</dc:date>
    <meta:editing-duration>PT1H11M13S</meta:editing-duration>
    <meta:editing-cycles>7</meta:editing-cycles>
    <meta:generator>LibreOffice/5.1.6.2$Linux_X86_64 LibreOffice_project/10m0$Build-2</meta:generator>
    <meta:document-statistic meta:table-count="1" meta:cell-count="13" meta:object-count="0"/>
  </office:meta>
</office:document-meta>
</file>